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26111" officeooo:paragraph-rsid="00126111"/>
    </style:style>
    <style:style style:name="P2" style:family="paragraph" style:parent-style-name="Standard">
      <style:paragraph-properties fo:text-align="justify" style:justify-single-word="false"/>
      <style:text-properties officeooo:rsid="00126111" officeooo:paragraph-rsid="00126111"/>
    </style:style>
    <style:style style:name="P3" style:family="paragraph" style:parent-style-name="Standard">
      <style:text-properties officeooo:rsid="00133ab7" officeooo:paragraph-rsid="00133ab7"/>
    </style:style>
    <style:style style:name="P4" style:family="paragraph" style:parent-style-name="Standard">
      <style:text-properties officeooo:rsid="0013907f" officeooo:paragraph-rsid="0013907f"/>
    </style:style>
    <style:style style:name="P5" style:family="paragraph" style:parent-style-name="Standard">
      <style:paragraph-properties fo:text-align="justify" style:justify-single-word="false"/>
      <style:text-properties officeooo:rsid="0013907f" officeooo:paragraph-rsid="0013907f"/>
    </style:style>
    <style:style style:name="P6" style:family="paragraph" style:parent-style-name="Standard">
      <style:text-properties officeooo:rsid="001547cf" officeooo:paragraph-rsid="001547cf"/>
    </style:style>
    <style:style style:name="P7" style:family="paragraph" style:parent-style-name="Standard">
      <style:text-properties officeooo:rsid="0016f5c9" officeooo:paragraph-rsid="0016f5c9"/>
    </style:style>
    <style:style style:name="P8" style:family="paragraph" style:parent-style-name="Standard">
      <style:paragraph-properties fo:text-align="center" style:justify-single-word="false"/>
      <style:text-properties fo:font-weight="bold" officeooo:rsid="0016f5c9" officeooo:paragraph-rsid="0016f5c9" style:font-weight-asian="bold" style:font-weight-complex="bold"/>
    </style:style>
    <style:style style:name="P9" style:family="paragraph" style:parent-style-name="Header">
      <style:text-properties officeooo:rsid="0016f5c9" officeooo:paragraph-rsid="0016f5c9"/>
    </style:style>
    <style:style style:name="T1" style:family="text">
      <style:text-properties officeooo:rsid="00133ab7"/>
    </style:style>
    <style:style style:name="T2" style:family="text">
      <style:text-properties officeooo:rsid="0013907f"/>
    </style:style>
    <style:style style:name="T3" style:family="text">
      <style:text-properties officeooo:rsid="0016f5c9"/>
    </style:style>
    <style:style style:name="T4" style:family="text">
      <style:text-properties officeooo:rsid="0018d7ae"/>
    </style:style>
    <style:style style:name="T5" style:family="text">
      <style:text-properties officeooo:rsid="001a99a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8">Initial Brainstorming for ME 405 Project</text:p>
      <text:p text:style-name="P1"/>
      <text:p text:style-name="P1">After some light brainstorming for the upcoming 405 Lab Project, we came up with a list of <text:s/>several initial things that we need to consider:</text:p>
      <text:p text:style-name="P1"/>
      <text:p text:style-name="P2"><text:tab/><text:tab/><text:tab/>1. max range of pan and tilt angles required for the board</text:p>
      <text:p text:style-name="P2"><text:tab/><text:tab/><text:tab/>2. mechanism for rotating the nerf gun horizontally</text:p>
      <text:p text:style-name="P2"><text:tab/><text:tab/><text:tab/>3. mechanism for rotating the nerf gun vertically </text:p>
      <text:p text:style-name="P2"><text:tab/><text:tab/><text:tab/>4. mechanism for causing the nerf gun to fire its nerf dart</text:p>
      <text:p text:style-name="P2"><text:tab/><text:tab/><text:tab/>5. d<text:span text:style-name="T1">istance between the board and the nerf gun</text:span></text:p>
      <text:p text:style-name="P5"><text:tab/><text:tab/><text:tab/>6. what kinds of motors we will need to use (closed loop control)</text:p>
      <text:p text:style-name="P5"><text:tab/><text:tab/><text:tab/>7. <text:span text:style-name="T3">remote control of the turret (most likely going to just be a mini-usb)</text:span></text:p>
      <text:p text:style-name="P1"/>
      <text:p text:style-name="P3">One idea that came up was implementing a rack and pinion design to move the “turret” laterally. A motor would be hooked up to the pinion, and a rack would be built in to the underside of a cart holding the turret. This would allow for precise side to side movement, but would not account for the necessary vertical placement of the dart. In order to solve this problem, another motor would ride along on top of the cart next to the turret. A pinion-gear combo could be used to change the tilt angle of the turret. Some limitations for this design would be the <text:span text:style-name="T2">available space we are allowed to move the turret laterally. If other teams are required to fire at the same time from the same distance, this probably would not be a feasible design.</text:span></text:p>
      <text:p text:style-name="P3"/>
      <text:p text:style-name="P4">Rather than using a rack and pinion design to account for target positions changing laterally, we would likely want to have the turret in a fixed location and have it rotate instead. This could be done using the same idea as rotating the tilt axis via a gear-pinion connection, only rotated 90 degrees so that the pan angle is changed instead. <text:span text:style-name="T4">In order to verify the actual angular position we will use an IMU for the tilt position and an encoder on the motor for the pan position.</text:span></text:p>
      <text:p text:style-name="P4"/>
      <text:p text:style-name="P6">The board has been specified to be a total of 40 inches in height and 40 inches in width. Assuming a distance of 7 feet from the board, this leaves us with approximately 30 degrees of rotation needed for pan and tilt angles (assuming perfectly straight projectile trajectories).</text:p>
      <text:p text:style-name="P6"/>
      <text:p text:style-name="P7">A conceptual diagram of our idea is attached that allows the nerf gun to rotate in both the necessary axes.</text:p>
      <text:p text:style-name="P6"/>
      <text:p text:style-name="P7">From a task perspective, we have outlined out initial thoughts regarding the types of tasks we would need to have to get the turret to complete the challenge. An input task would be needed to grab information from the user about the target position on the board (eg A4 or E3). A calculation task would be used to find the setpoints needed for each motor to accurately locate the target. <text:span text:style-name="T5">An IMU task will generate data about the turret’s tilt position. An encoder task will generate data about the turret’s pan position. </text:span>A motor control task would be needed to actually cause the motors to reach their target positions <text:span text:style-name="T5">(based on data from the previous 2 tasks)</text:span>. Finally, a shoot task would be used to fire the nerf dart once the gun is aimed in the correct location. </text:p>
      <text:p text:style-name="P1"/>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6f5c9" officeooo:paragraph-rsid="0016f5c9"/>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Nathaniel Furbeyre</text:p>
        <text:p text:style-name="MP1">Kair Turubayev</text:p>
        <text:p text:style-name="MP1">Tyler Noxo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5T16:09:51.904330106</meta:creation-date>
    <dc:date>2018-02-15T17:19:37.597134122</dc:date>
    <meta:editing-duration>PT6M4S</meta:editing-duration>
    <meta:editing-cycles>3</meta:editing-cycles>
    <meta:generator>LibreOffice/5.1.6.2$Linux_X86_64 LibreOffice_project/10m0$Build-2</meta:generator>
    <meta:print-date>2018-02-15T17:19:43.618057315</meta:print-date>
    <meta:document-statistic meta:table-count="0" meta:image-count="0" meta:object-count="0" meta:page-count="2" meta:paragraph-count="17" meta:word-count="545" meta:character-count="3021" meta:non-whitespace-character-count="2469"/>
  </office:meta>
</office:document-meta>
</file>